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5"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6"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18"/>
      <text:p text:style-name="P18"/>
      <text:p text:style-name="P20">Refus d’attribution d'une contribution de l'Etat à la réduction des primes dans l'assurance‑maladie pour l'année %=RELATIV1=%</text:p>
      <text:p text:style-name="P21"/>
      <text:p text:style-name="P16"/>
      <text:p text:style-name="P16">%=TITRE=%,</text:p>
      <text:p text:style-name="P16"/>
      <text:p text:style-name="P16">Une contribution est allouée aux personnes, dont le revenu déterminant est inférieur à CHF %=<text:span text:style-name="T5">REVDETMIN</text:span>=% ou uniquement aux enfants à charge lorsque le revenu des parents est situé entre CHF %=<text:span text:style-name="T5">REVDETMIN</text:span>=% et CHF %=<text:span text:style-name="T5">REVDETMAX</text:span>=%.</text:p>
      <text:p text:style-name="P16"/>
      <text:p text:style-name="P16">Statuant sur votre dossier, nous constatons que votre revenu déterminant, détaillé au verso, s'élève à CHF %=REVDET=%. De ce fait, nous avons le regret de vous annoncer que vous ne pouvez pas bénéficier d'une contribution de l'Etat à la réduction des primes dans l'assurance-maladie pour l'année %=RELATIV1=%. </text:p>
      <text:p text:style-name="P16"/>
      <text:p text:style-name="P21">%#include AM_SIGNATURES#%</text:p>
      <text:p text:style-name="P22">%#include AM_REVENU_SOURCIER#%</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isb</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29T08:18:34.09</dc:date>
    <meta:print-date>2003-09-10T06:53:00</meta:print-date>
    <meta:editing-cycles>117</meta:editing-cycles>
    <meta:editing-duration>PT7H4M1S</meta:editing-duration>
    <meta:document-statistic meta:table-count="0" meta:image-count="2" meta:object-count="0" meta:page-count="2" meta:paragraph-count="34" meta:word-count="314" meta:character-count="227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